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17.23cm" table:align="left"/>
    </style:style>
    <style:style style:name="Table1.A" style:family="table-column">
      <style:table-column-properties style:column-width="0.459cm"/>
    </style:style>
    <style:style style:name="Table1.B" style:family="table-column">
      <style:table-column-properties style:column-width="16.771cm"/>
    </style:style>
    <style:style style:name="Table1.A1" style:family="table-cell">
      <style:table-cell-properties style:vertical-align="middle"/>
    </style:style>
    <style:style style:name="Table2" style:family="table">
      <style:table-properties style:width="17.59cm" table:align="left"/>
    </style:style>
    <style:style style:name="Table2.A" style:family="table-column">
      <style:table-column-properties style:column-width="2.82cm"/>
    </style:style>
    <style:style style:name="Table2.B" style:family="table-column">
      <style:table-column-properties style:column-width="14.769cm"/>
    </style:style>
    <style:style style:name="Table2.A1" style:family="table-cell">
      <style:table-cell-properties style:vertical-align="middle" style:border-line-width-left="0.005cm 0.005cm 0.005cm" style:border-line-width-right="0.005cm 0.005cm 0.005cm" style:border-line-width-top="0.005cm 0.005cm 0.005cm" style:border-line-width-bottom="0.002cm 0.004cm 0.002cm" fo:padding="0.176cm" fo:border-left="0.45pt double #808080" fo:border-right="0.45pt double #808080" fo:border-top="0.45pt double #808080" fo:border-bottom="0.15pt double #808080"/>
    </style:style>
    <style:style style:name="Table2.B1" style:family="table-cell">
      <style:table-cell-properties style:vertical-align="middle" style:border-line-width-left="0.002cm 0.004cm 0.002cm" style:border-line-width-right="0.005cm 0.005cm 0.005cm" style:border-line-width-top="0.005cm 0.005cm 0.005cm" style:border-line-width-bottom="0.002cm 0.004cm 0.002cm" fo:padding="0.176cm" fo:border-left="0.15pt double #808080" fo:border-right="0.45pt double #808080" fo:border-top="0.45pt double #808080" fo:border-bottom="0.15pt double #808080"/>
    </style:style>
    <style:style style:name="Table2.A2" style:family="table-cell">
      <style:table-cell-properties style:vertical-align="middle" style:border-line-width-left="0.005cm 0.005cm 0.005cm" style:border-line-width-right="0.005cm 0.005cm 0.005cm" style:border-line-width-bottom="0.002cm 0.004cm 0.002cm" fo:padding="0.176cm" fo:border-left="0.45pt double #808080" fo:border-right="0.45pt double #808080" fo:border-top="none" fo:border-bottom="0.15pt double #808080"/>
    </style:style>
    <style:style style:name="Table2.B2" style:family="table-cell">
      <style:table-cell-properties style:vertical-align="middle" style:border-line-width-left="0.002cm 0.004cm 0.002cm" style:border-line-width-right="0.005cm 0.005cm 0.005cm" style:border-line-width-bottom="0.002cm 0.004cm 0.002cm" fo:padding="0.176cm" fo:border-left="0.15pt double #808080" fo:border-right="0.45pt double #808080" fo:border-top="none" fo:border-bottom="0.15pt double #808080"/>
    </style:style>
    <style:style style:name="Table2.A3" style:family="table-cell">
      <style:table-cell-properties style:vertical-align="middle" style:border-line-width-left="0.005cm 0.005cm 0.005cm" style:border-line-width-right="0.005cm 0.005cm 0.005cm" style:border-line-width-bottom="0.005cm 0.005cm 0.005cm" fo:padding="0.176cm" fo:border-left="0.45pt double #808080" fo:border-right="0.45pt double #808080" fo:border-top="none" fo:border-bottom="0.45pt double #808080"/>
    </style:style>
    <style:style style:name="Table2.B3" style:family="table-cell">
      <style:table-cell-properties style:vertical-align="middle" style:border-line-width-left="0.002cm 0.004cm 0.002cm" style:border-line-width-right="0.005cm 0.005cm 0.005cm" style:border-line-width-bottom="0.005cm 0.005cm 0.005cm" fo:padding="0.176cm" fo:border-left="0.15pt double #808080" fo:border-right="0.45pt double #808080" fo:border-top="none" fo:border-bottom="0.45pt double #808080"/>
    </style:style>
    <style:style style:name="Table3" style:family="table">
      <style:table-properties style:width="10.746cm" table:align="left"/>
    </style:style>
    <style:style style:name="Table3.A" style:family="table-column">
      <style:table-column-properties style:column-width="2.944cm"/>
    </style:style>
    <style:style style:name="Table3.B" style:family="table-column">
      <style:table-column-properties style:column-width="7.802cm"/>
    </style:style>
    <style:style style:name="Table3.A1" style:family="table-cell">
      <style:table-cell-properties style:vertical-align="middle" style:border-line-width-left="0.005cm 0.005cm 0.005cm" style:border-line-width-right="0.005cm 0.005cm 0.005cm" style:border-line-width-top="0.005cm 0.005cm 0.005cm" style:border-line-width-bottom="0.002cm 0.004cm 0.002cm" fo:padding="0.176cm" fo:border-left="0.45pt double #808080" fo:border-right="0.45pt double #808080" fo:border-top="0.45pt double #808080" fo:border-bottom="0.15pt double #808080"/>
    </style:style>
    <style:style style:name="Table3.B1" style:family="table-cell">
      <style:table-cell-properties style:vertical-align="middle" style:border-line-width-left="0.002cm 0.004cm 0.002cm" style:border-line-width-right="0.005cm 0.005cm 0.005cm" style:border-line-width-top="0.005cm 0.005cm 0.005cm" style:border-line-width-bottom="0.002cm 0.004cm 0.002cm" fo:padding="0.176cm" fo:border-left="0.15pt double #808080" fo:border-right="0.45pt double #808080" fo:border-top="0.45pt double #808080" fo:border-bottom="0.15pt double #808080"/>
    </style:style>
    <style:style style:name="Table3.A2" style:family="table-cell">
      <style:table-cell-properties style:vertical-align="middle" style:border-line-width-left="0.005cm 0.005cm 0.005cm" style:border-line-width-right="0.005cm 0.005cm 0.005cm" style:border-line-width-bottom="0.005cm 0.005cm 0.005cm" fo:padding="0.176cm" fo:border-left="0.45pt double #808080" fo:border-right="0.45pt double #808080" fo:border-top="none" fo:border-bottom="0.45pt double #808080"/>
    </style:style>
    <style:style style:name="Table3.B2" style:family="table-cell">
      <style:table-cell-properties style:vertical-align="middle" style:border-line-width-left="0.002cm 0.004cm 0.002cm" style:border-line-width-right="0.005cm 0.005cm 0.005cm" style:border-line-width-bottom="0.005cm 0.005cm 0.005cm" fo:padding="0.176cm" fo:border-left="0.15pt double #808080" fo:border-right="0.45pt double #808080" fo:border-top="none" fo:border-bottom="0.45pt double #808080"/>
    </style:style>
    <style:style style:name="Table4" style:family="table">
      <style:table-properties style:width="6.182cm" table:align="left"/>
    </style:style>
    <style:style style:name="Table4.A" style:family="table-column">
      <style:table-column-properties style:column-width="2.944cm"/>
    </style:style>
    <style:style style:name="Table4.B" style:family="table-column">
      <style:table-column-properties style:column-width="3.239cm"/>
    </style:style>
    <style:style style:name="Table4.A1" style:family="table-cell">
      <style:table-cell-properties style:vertical-align="middle" style:border-line-width-left="0.005cm 0.005cm 0.005cm" style:border-line-width-right="0.005cm 0.005cm 0.005cm" style:border-line-width-top="0.005cm 0.005cm 0.005cm" style:border-line-width-bottom="0.002cm 0.004cm 0.002cm" fo:padding="0.176cm" fo:border-left="0.45pt double #808080" fo:border-right="0.45pt double #808080" fo:border-top="0.45pt double #808080" fo:border-bottom="0.15pt double #808080"/>
    </style:style>
    <style:style style:name="Table4.B1" style:family="table-cell">
      <style:table-cell-properties style:vertical-align="middle" style:border-line-width-left="0.002cm 0.004cm 0.002cm" style:border-line-width-right="0.005cm 0.005cm 0.005cm" style:border-line-width-top="0.005cm 0.005cm 0.005cm" style:border-line-width-bottom="0.002cm 0.004cm 0.002cm" fo:padding="0.176cm" fo:border-left="0.15pt double #808080" fo:border-right="0.45pt double #808080" fo:border-top="0.45pt double #808080" fo:border-bottom="0.15pt double #808080"/>
    </style:style>
    <style:style style:name="Table4.A2" style:family="table-cell">
      <style:table-cell-properties style:vertical-align="middle" style:border-line-width-left="0.005cm 0.005cm 0.005cm" style:border-line-width-right="0.005cm 0.005cm 0.005cm" style:border-line-width-bottom="0.005cm 0.005cm 0.005cm" fo:padding="0.176cm" fo:border-left="0.45pt double #808080" fo:border-right="0.45pt double #808080" fo:border-top="none" fo:border-bottom="0.45pt double #808080"/>
    </style:style>
    <style:style style:name="Table4.B2" style:family="table-cell">
      <style:table-cell-properties style:vertical-align="middle" style:border-line-width-left="0.002cm 0.004cm 0.002cm" style:border-line-width-right="0.005cm 0.005cm 0.005cm" style:border-line-width-bottom="0.005cm 0.005cm 0.005cm" fo:padding="0.176cm" fo:border-left="0.15pt double #808080" fo:border-right="0.45pt double #808080" fo:border-top="none" fo:border-bottom="0.45pt double #808080"/>
    </style:style>
    <style:style style:name="Table5" style:family="table">
      <style:table-properties style:width="10.899cm" table:align="left"/>
    </style:style>
    <style:style style:name="Table5.A" style:family="table-column">
      <style:table-column-properties style:column-width="2.944cm"/>
    </style:style>
    <style:style style:name="Table5.B" style:family="table-column">
      <style:table-column-properties style:column-width="7.955cm"/>
    </style:style>
    <style:style style:name="Table5.A1" style:family="table-cell">
      <style:table-cell-properties style:vertical-align="middle" style:border-line-width-left="0.005cm 0.005cm 0.005cm" style:border-line-width-right="0.005cm 0.005cm 0.005cm" style:border-line-width-top="0.005cm 0.005cm 0.005cm" style:border-line-width-bottom="0.002cm 0.004cm 0.002cm" fo:padding="0.176cm" fo:border-left="0.45pt double #808080" fo:border-right="0.45pt double #808080" fo:border-top="0.45pt double #808080" fo:border-bottom="0.15pt double #808080"/>
    </style:style>
    <style:style style:name="Table5.B1" style:family="table-cell">
      <style:table-cell-properties style:vertical-align="middle" style:border-line-width-left="0.002cm 0.004cm 0.002cm" style:border-line-width-right="0.005cm 0.005cm 0.005cm" style:border-line-width-top="0.005cm 0.005cm 0.005cm" style:border-line-width-bottom="0.002cm 0.004cm 0.002cm" fo:padding="0.176cm" fo:border-left="0.15pt double #808080" fo:border-right="0.45pt double #808080" fo:border-top="0.45pt double #808080" fo:border-bottom="0.15pt double #808080"/>
    </style:style>
    <style:style style:name="Table5.A2" style:family="table-cell">
      <style:table-cell-properties style:vertical-align="middle" style:border-line-width-left="0.005cm 0.005cm 0.005cm" style:border-line-width-right="0.005cm 0.005cm 0.005cm" style:border-line-width-bottom="0.005cm 0.005cm 0.005cm" fo:padding="0.176cm" fo:border-left="0.45pt double #808080" fo:border-right="0.45pt double #808080" fo:border-top="none" fo:border-bottom="0.45pt double #808080"/>
    </style:style>
    <style:style style:name="Table5.B2" style:family="table-cell">
      <style:table-cell-properties style:vertical-align="middle" style:border-line-width-left="0.002cm 0.004cm 0.002cm" style:border-line-width-right="0.005cm 0.005cm 0.005cm" style:border-line-width-bottom="0.005cm 0.005cm 0.005cm" fo:padding="0.176cm" fo:border-left="0.15pt double #808080" fo:border-right="0.45pt double #808080" fo:border-top="none" fo:border-bottom="0.45pt double #808080"/>
    </style:style>
    <style:style style:name="P1" style:family="paragraph" style:parent-style-name="Text_20_body" style:list-style-name="L1">
      <style:paragraph-properties fo:margin-top="0cm" fo:margin-bottom="0cm"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paragraph-properties fo:margin-top="0cm" fo:margin-bottom="0cm" style:contextual-spacing="false"/>
    </style:style>
    <style:style style:name="P5" style:family="paragraph" style:parent-style-name="Text_20_body" style:list-style-name="L3"/>
    <style:style style:name="P6" style:family="paragraph" style:parent-style-name="Table_20_Contents">
      <style:text-properties fo:font-weight="bold"/>
    </style:style>
    <style:style style:name="P7" style:family="paragraph" style:parent-style-name="Table_20_Contents">
      <style:paragraph-properties fo:margin-top="0cm" fo:margin-bottom="0.499cm" style:contextual-spacing="false"/>
    </style:style>
    <style:style style:name="P8" style:family="paragraph" style:parent-style-name="Table_20_Contents" style:list-style-name="L4"/>
    <style:style style:name="P9" style:family="paragraph" style:parent-style-name="Table_20_Contents" style:list-style-name="L4">
      <style:paragraph-properties fo:margin-top="0cm" fo:margin-bottom="0.499cm" style:contextual-spacing="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Countdown for Gideros Mobile </text:h>
      <text:p text:style-name="Text_20_body">ar2rsawseen 2012-02-16 <text:a xlink:type="simple" xlink:href="http://appcodingeasy.com/Gideros-Mobile" text:style-name="Internet_20_link" text:visited-style-name="Visited_20_Internet_20_Link">Gideros Mobile</text:a> </text:p>
      <text:p text:style-name="Text_20_body"><text:a xlink:type="simple" xlink:href="http://appcodingeasy.com/my_classes/gideros/Countdown/Countdown.zip" office:target-frame-name="_blank" xlink:show="new" text:style-name="Internet_20_link" text:visited-style-name="Visited_20_Internet_20_Link">Gideros Countdown</text:a> class displays (and updates) time left provided by user. Time can be provided in any time units, and they will be recalculated to specified time units. It is possible to specify which units or text will appear in countdown and which text must be hidden if certain unit reaches 0 by using labels for each time unit.</text:p>
      <text:p text:style-name="Text_20_body">Package contains Countdown.lua and example Gideros project.</text:p>
      <text:p text:style-name="Text_20_body"/>
      <text:h text:style-name="Heading_20_2" text:outline-level="2"><text:bookmark text:name="contents"/>Contents</text:h>
      <text:list text:style-name="L1">
        <text:list-item>
          <text:p text:style-name="P1"><text:a xlink:type="simple" xlink:href="http://appcodingeasy.com/Gideros-Mobile/Countdown-for-Gideros-Mobile#download" text:style-name="Internet_20_link" text:visited-style-name="Visited_20_Internet_20_Link">Download</text:a> </text:p>
        </text:list-item>
        <text:list-item>
          <text:p text:style-name="P1"><text:a xlink:type="simple" xlink:href="http://appcodingeasy.com/Gideros-Mobile/Countdown-for-Gideros-Mobile#example_codes" text:style-name="Internet_20_link" text:visited-style-name="Visited_20_Internet_20_Link">Example codes</text:a> </text:p>
        </text:list-item>
        <text:list-item>
          <text:p text:style-name="P1"><text:a xlink:type="simple" xlink:href="http://appcodingeasy.com/Gideros-Mobile/Countdown-for-Gideros-Mobile#examples_video" text:style-name="Internet_20_link" text:visited-style-name="Visited_20_Internet_20_Link">Examples video</text:a> </text:p>
        </text:list-item>
        <text:list-item>
          <text:p text:style-name="P1"><text:a xlink:type="simple" xlink:href="http://appcodingeasy.com/Gideros-Mobile/Countdown-for-Gideros-Mobile#method_list" text:style-name="Internet_20_link" text:visited-style-name="Visited_20_Internet_20_Link">Method list</text:a> </text:p>
        </text:list-item>
        <text:list-item>
          <text:p text:style-name="P2"><text:a xlink:type="simple" xlink:href="http://appcodingeasy.com/Gideros-Mobile/Countdown-for-Gideros-Mobile#latest_changes" text:style-name="Internet_20_link" text:visited-style-name="Visited_20_Internet_20_Link">Latest changes</text:a> </text:p>
        </text:list-item>
      </text:list>
      <text:h text:style-name="Heading_20_2" text:outline-level="2"><text:bookmark text:name="download"/>Download</text:h>
      <text:p text:style-name="Text_20_body"><text:a xlink:type="simple" xlink:href="http://appcodingeasy.com/Gideros-Mobile/Countdown-for-Gideros-Mobile#contents" text:style-name="Internet_20_link" text:visited-style-name="Visited_20_Internet_20_Link">Back to contents</text:a></text:p>
      <text:list text:style-name="L2">
        <text:list-item>
          <text:p text:style-name="P3"><text:a xlink:type="simple" xlink:href="http://appcodingeasy.com/my_classes/gideros/Countdown/Countdown.zip" text:style-name="Internet_20_link" text:visited-style-name="Visited_20_Internet_20_Link">AppcodingEasy - Gideros Countdown class</text:a> </text:p>
        </text:list-item>
      </text:list>
      <text:h text:style-name="Heading_20_2" text:outline-level="2"><text:bookmark text:name="example_codes"/>Example codes</text:h>
      <text:p text:style-name="Text_20_body"><text:a xlink:type="simple" xlink:href="http://appcodingeasy.com/Gideros-Mobile/Countdown-for-Gideros-Mobile#contents" text:style-name="Internet_20_link" text:visited-style-name="Visited_20_Internet_20_Link">Back to contents</text:a></text:p>
      <text:section text:style-name="Sect1" text:name="highlighter_190240">
        <table:table table:name="Table1" table:style-name="Table1">
          <table:table-column table:style-name="Table1.A"/>
          <table:table-column table:style-name="Table1.B"/>
          <table:table-row>
            <table:table-cell table:style-name="Table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text:soft-page-break/>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ext:p text:style-name="Table_20_Contents">37</text:p>
              <text:p text:style-name="Table_20_Contents">38</text:p>
              <text:p text:style-name="Table_20_Contents">39</text:p>
              <text:p text:style-name="Table_20_Contents">40</text:p>
              <text:p text:style-name="Table_20_Contents">41</text:p>
              <text:p text:style-name="Table_20_Contents">42</text:p>
              <text:p text:style-name="Table_20_Contents">43</text:p>
              <text:p text:style-name="Table_20_Contents">44</text:p>
              <text:p text:style-name="Table_20_Contents">45</text:p>
              <text:p text:style-name="Table_20_Contents">46</text:p>
              <text:p text:style-name="Table_20_Contents">47</text:p>
              <text:p text:style-name="Table_20_Contents">48</text:p>
              <text:p text:style-name="Table_20_Contents">49</text:p>
              <text:p text:style-name="Table_20_Contents">50</text:p>
              <text:p text:style-name="Table_20_Contents">51</text:p>
              <text:p text:style-name="Table_20_Contents">52</text:p>
              <text:p text:style-name="Table_20_Contents">53</text:p>
              <text:p text:style-name="Table_20_Contents">54</text:p>
              <text:p text:style-name="Table_20_Contents">55</text:p>
              <text:p text:style-name="Table_20_Contents">56</text:p>
              <text:p text:style-name="Table_20_Contents">57</text:p>
              <text:p text:style-name="Table_20_Contents">58</text:p>
              <text:p text:style-name="Table_20_Contents">59</text:p>
              <text:p text:style-name="Table_20_Contents">60</text:p>
              <text:p text:style-name="Table_20_Contents">61</text:p>
              <text:p text:style-name="Table_20_Contents">62</text:p>
              <text:p text:style-name="Table_20_Contents">63</text:p>
              <text:p text:style-name="Table_20_Contents">64</text:p>
              <text:p text:style-name="Table_20_Contents">65</text:p>
              <text:p text:style-name="Table_20_Contents">66</text:p>
              <text:p text:style-name="Table_20_Contents"><text:soft-page-break/>67</text:p>
              <text:p text:style-name="Table_20_Contents">68</text:p>
              <text:p text:style-name="Table_20_Contents">69</text:p>
              <text:p text:style-name="Table_20_Contents">70</text:p>
              <text:p text:style-name="Table_20_Contents">71</text:p>
              <text:p text:style-name="Table_20_Contents">72</text:p>
              <text:p text:style-name="Table_20_Contents">73</text:p>
              <text:p text:style-name="Table_20_Contents">74</text:p>
              <text:p text:style-name="Table_20_Contents">75</text:p>
              <text:p text:style-name="Table_20_Contents">76</text:p>
              <text:p text:style-name="Table_20_Contents">77</text:p>
              <text:p text:style-name="Table_20_Contents">78</text:p>
              <text:p text:style-name="Table_20_Contents">79</text:p>
            </table:table-cell>
            <table:table-cell table:style-name="Table1.A1" office:value-type="string">
              <text:p text:style-name="Table_20_Contents"><text:span text:style-name="Source_20_Text">--you need to create text field </text:span></text:p>
              <text:p text:style-name="Table_20_Contents"><text:span text:style-name="Source_20_Text">--where to output specific units</text:span></text:p>
              <text:p text:style-name="Table_20_Contents"><text:span text:style-name="Source_20_Text">local</text:span> <text:span text:style-name="Source_20_Text">seconds = TextField.new(nil, "")</text:span></text:p>
              <text:p text:style-name="Table_20_Contents"><text:span text:style-name="Source_20_Text">seconds:setPosition(20, 120)</text:span></text:p>
              <text:p text:style-name="Table_20_Contents"> </text:p>
              <text:p text:style-name="Table_20_Contents"><text:span text:style-name="Source_20_Text">--you can provide some text with time unit</text:span></text:p>
              <text:p text:style-name="Table_20_Contents"><text:span text:style-name="Source_20_Text">--which will be hidden when unit reaches zero</text:span></text:p>
              <text:p text:style-name="Table_20_Contents"><text:span text:style-name="Source_20_Text">local</text:span> <text:span text:style-name="Source_20_Text">minutes = TextField.new(nil, "somet text here {i} and there")</text:span></text:p>
              <text:p text:style-name="Table_20_Contents"><text:span text:style-name="Source_20_Text">minutes:setPosition(20, 100)</text:span></text:p>
              <text:p text:style-name="Table_20_Contents"> </text:p>
              <text:p text:style-name="Table_20_Contents"><text:span text:style-name="Source_20_Text">--you can use font with your countdown</text:span></text:p>
              <text:p text:style-name="Table_20_Contents"><text:span text:style-name="Source_20_Text">local</text:span> <text:span text:style-name="Source_20_Text">tahoma = TTFont.new("tahoma.ttf", 15)</text:span></text:p>
              <text:p text:style-name="Table_20_Contents"><text:span text:style-name="Source_20_Text">local</text:span> <text:span text:style-name="Source_20_Text">hours = TextField.new(tahoma, "{h} hours left")</text:span></text:p>
              <text:p text:style-name="Table_20_Contents"><text:span text:style-name="Source_20_Text">hours:setPosition(20, 80)</text:span></text:p>
              <text:p text:style-name="Table_20_Contents"> </text:p>
              <text:p text:style-name="Table_20_Contents"><text:span text:style-name="Source_20_Text">--you can also use TextWrap class</text:span></text:p>
              <text:p text:style-name="Table_20_Contents"><text:soft-page-break/><text:span text:style-name="Source_20_Text">local</text:span> <text:span text:style-name="Source_20_Text">days = TextWrap.new("{d} days left", 320, "center")</text:span></text:p>
              <text:p text:style-name="Table_20_Contents"><text:span text:style-name="Source_20_Text">days:setPosition(0, 60)</text:span></text:p>
              <text:p text:style-name="Table_20_Contents"> </text:p>
              <text:p text:style-name="Table_20_Contents"><text:span text:style-name="Source_20_Text">--you don't need to use all possible time units</text:span></text:p>
              <text:p text:style-name="Table_20_Contents"><text:span text:style-name="Source_20_Text">--if you don't use one, it will be </text:span></text:p>
              <text:p text:style-name="Table_20_Contents"><text:span text:style-name="Source_20_Text">--automatically recalculated to lower ones</text:span></text:p>
              <text:p text:style-name="Table_20_Contents"><text:span text:style-name="Source_20_Text">--local weeks = TextField.new(nil, "{w} weeks left")</text:span></text:p>
              <text:p text:style-name="Table_20_Contents"><text:span text:style-name="Source_20_Text">--weeks:setPosition(20, 40)</text:span></text:p>
              <text:p text:style-name="Table_20_Contents"> </text:p>
              <text:p text:style-name="Table_20_Contents"><text:span text:style-name="Source_20_Text">--add other possible time units are months and years</text:span></text:p>
              <text:p text:style-name="Table_20_Contents"><text:span text:style-name="Source_20_Text">local</text:span> <text:span text:style-name="Source_20_Text">months = TextField.new(nil, "{m} months left")</text:span></text:p>
              <text:p text:style-name="Table_20_Contents"><text:span text:style-name="Source_20_Text">months:setPosition(20, 20)</text:span></text:p>
              <text:p text:style-name="Table_20_Contents"> </text:p>
              <text:p text:style-name="Table_20_Contents"><text:span text:style-name="Source_20_Text">local</text:span> <text:span text:style-name="Source_20_Text">years = TextField.new(nil, "{y} years left")</text:span></text:p>
              <text:p text:style-name="Table_20_Contents"><text:span text:style-name="Source_20_Text">years:setPosition(20, 0)</text:span></text:p>
              <text:p text:style-name="Table_20_Contents"> </text:p>
              <text:p text:style-name="Table_20_Contents"> </text:p>
              <text:p text:style-name="Table_20_Contents"><text:span text:style-name="Source_20_Text">--textfield, or sprite or anything </text:span></text:p>
              <text:p text:style-name="Table_20_Contents"><text:span text:style-name="Source_20_Text">--that is hidden and can be made visible using</text:span></text:p>
              <text:p text:style-name="Table_20_Contents"><text:span text:style-name="Source_20_Text">--setVisible(true) method when countdown ends</text:span></text:p>
              <text:p text:style-name="Table_20_Contents"><text:span text:style-name="Source_20_Text">local</text:span> <text:span text:style-name="Source_20_Text">ended = TextField.new(nil, "Countdown Ended")</text:span></text:p>
              <text:p text:style-name="Table_20_Contents"><text:span text:style-name="Source_20_Text">ended:setPosition(20, 120)</text:span></text:p>
              <text:p text:style-name="Table_20_Contents"> </text:p>
              <text:p text:style-name="Table_20_Contents"> </text:p>
              <text:p text:style-name="Table_20_Contents"><text:span text:style-name="Source_20_Text">--create coutndown</text:span></text:p>
              <text:p text:style-name="Table_20_Contents"><text:span text:style-name="Source_20_Text">local</text:span> <text:span text:style-name="Source_20_Text">cd = Countdown.new({</text:span></text:p>
              <text:p text:style-name="Table_20_Contents"> </text:p>
              <text:p text:style-name="Table_20_Contents"><text:span text:style-name="Source_20_Text">    --time to specific timestamp</text:span></text:p>
              <text:p text:style-name="Table_20_Contents"><text:span text:style-name="Source_20_Text">    --time = 1639324800</text:span></text:p>
              <text:p text:style-name="Table_20_Contents"><text:span text:style-name="Source_20_Text">    </text:span> </text:p>
              <text:p text:style-name="Table_20_Contents"><text:span text:style-name="Source_20_Text">    --or provide time left</text:span></text:p>
              <text:p text:style-name="Table_20_Contents"><text:span text:style-name="Source_20_Text">    year = 1,</text:span></text:p>
              <text:p text:style-name="Table_20_Contents"><text:span text:style-name="Source_20_Text">    month = 0,</text:span></text:p>
              <text:p text:style-name="Table_20_Contents"><text:span text:style-name="Source_20_Text">    week = 0,</text:span></text:p>
              <text:p text:style-name="Table_20_Contents"><text:span text:style-name="Source_20_Text">    day = 0,</text:span></text:p>
              <text:p text:style-name="Table_20_Contents"><text:span text:style-name="Source_20_Text">    hour = 0,</text:span></text:p>
              <text:p text:style-name="Table_20_Contents"><text:span text:style-name="Source_20_Text">    min</text:span> <text:span text:style-name="Source_20_Text">= 0,</text:span></text:p>
              <text:p text:style-name="Table_20_Contents"><text:span text:style-name="Source_20_Text">    sec = 10,</text:span></text:p>
              <text:p text:style-name="Table_20_Contents"><text:span text:style-name="Source_20_Text">    </text:span> </text:p>
              <text:p text:style-name="Table_20_Contents"><text:span text:style-name="Source_20_Text">    --textfields where to output countdown</text:span></text:p>
              <text:p text:style-name="Table_20_Contents"><text:span text:style-name="Source_20_Text">    label_sec = seconds,</text:span></text:p>
              <text:p text:style-name="Table_20_Contents"><text:span text:style-name="Source_20_Text">    label_min = minutes,</text:span></text:p>
              <text:p text:style-name="Table_20_Contents"><text:span text:style-name="Source_20_Text">    label_hour = hours,</text:span></text:p>
              <text:p text:style-name="Table_20_Contents"><text:span text:style-name="Source_20_Text">    label_day = days,</text:span></text:p>
              <text:p text:style-name="Table_20_Contents"><text:span text:style-name="Source_20_Text">    --label_week = weeks,</text:span></text:p>
              <text:p text:style-name="Table_20_Contents"><text:span text:style-name="Source_20_Text">    label_month = months,</text:span></text:p>
              <text:p text:style-name="Table_20_Contents"><text:span text:style-name="Source_20_Text">    label_year = years,</text:span></text:p>
              <text:p text:style-name="Table_20_Contents"><text:span text:style-name="Source_20_Text">    </text:span> </text:p>
              <text:p text:style-name="Table_20_Contents"><text:soft-page-break/><text:span text:style-name="Source_20_Text">    --TextField to show when countdown ended</text:span></text:p>
              <text:p text:style-name="Table_20_Contents"><text:span text:style-name="Source_20_Text">    label_end = ended,</text:span></text:p>
              <text:p text:style-name="Table_20_Contents"><text:span text:style-name="Source_20_Text">    --hide ended units</text:span></text:p>
              <text:p text:style-name="Table_20_Contents"><text:span text:style-name="Source_20_Text">    hide_zeros = true,</text:span></text:p>
              <text:p text:style-name="Table_20_Contents"><text:span text:style-name="Source_20_Text">    --use leading zeros for hours, minutes and seconds</text:span></text:p>
              <text:p text:style-name="Table_20_Contents"><text:span text:style-name="Source_20_Text">    leading_zeros = true,</text:span></text:p>
              <text:p text:style-name="Table_20_Contents"><text:span text:style-name="Source_20_Text">    --callback function on countdown end</text:span></text:p>
              <text:p text:style-name="Table_20_Contents"><text:span text:style-name="Source_20_Text">    onend = function() print("Ended") end,</text:span></text:p>
              <text:p text:style-name="Table_20_Contents"><text:span text:style-name="Source_20_Text">    --callback function on each coutndown step</text:span></text:p>
              <text:p text:style-name="Table_20_Contents"><text:span text:style-name="Source_20_Text">    --provides seconds left till end of countdown</text:span></text:p>
              <text:p text:style-name="Table_20_Contents"><text:span text:style-name="Source_20_Text">    onstep = function(seconds) print(seconds) end</text:span></text:p>
              <text:p text:style-name="Table_20_Contents"><text:span text:style-name="Source_20_Text">})</text:span></text:p>
              <text:p text:style-name="Table_20_Contents"> </text:p>
              <text:p text:style-name="Table_20_Contents"><text:span text:style-name="Source_20_Text">cd:setPosition(0,10)</text:span></text:p>
              <text:p text:style-name="Table_20_Contents"><text:span text:style-name="Source_20_Text">stage:addChild(cd)</text:span></text:p>
            </table:table-cell>
          </table:table-row>
        </table:table>
        <text:p text:style-name="Text_20_body"/>
      </text:section>
      <text:h text:style-name="Heading_20_2" text:outline-level="2"><text:bookmark text:name="examples_video"/>Examples video</text:h>
      <text:p text:style-name="Text_20_body"><text:a xlink:type="simple" xlink:href="http://appcodingeasy.com/Gideros-Mobile/Countdown-for-Gideros-Mobile#contents" text:style-name="Internet_20_link" text:visited-style-name="Visited_20_Internet_20_Link">Back to contents</text:a></text:p>
      <text:p text:style-name="Text_20_body"/>
      <text:h text:style-name="Heading_20_2" text:outline-level="2"><text:bookmark text:name="method_list"/>Method list</text:h>
      <text:p text:style-name="Text_20_body"><text:a xlink:type="simple" xlink:href="http://appcodingeasy.com/Gideros-Mobile/Countdown-for-Gideros-Mobile#contents" text:style-name="Internet_20_link" text:visited-style-name="Visited_20_Internet_20_Link">Back to contents</text:a></text:p>
      <text:list text:style-name="L3">
        <text:list-item>
          <text:p text:style-name="P4"><text:a xlink:type="simple" xlink:href="http://appcodingeasy.com/Gideros-Mobile/Countdown-for-Gideros-Mobile#constructor" text:style-name="Internet_20_link" text:visited-style-name="Visited_20_Internet_20_Link">Constructor</text:a> </text:p>
        </text:list-item>
        <text:list-item>
          <text:p text:style-name="P4"><text:a xlink:type="simple" xlink:href="http://appcodingeasy.com/Gideros-Mobile/Countdown-for-Gideros-Mobile#start_countdown" text:style-name="Internet_20_link" text:visited-style-name="Visited_20_Internet_20_Link">Start countdown</text:a> </text:p>
        </text:list-item>
        <text:list-item>
          <text:p text:style-name="P4"><text:a xlink:type="simple" xlink:href="http://appcodingeasy.com/Gideros-Mobile/Countdown-for-Gideros-Mobile#stop_countdown" text:style-name="Internet_20_link" text:visited-style-name="Visited_20_Internet_20_Link">Stop countdown</text:a> </text:p>
        </text:list-item>
        <text:list-item>
          <text:p text:style-name="P5"><text:a xlink:type="simple" xlink:href="http://appcodingeasy.com/Gideros-Mobile/Countdown-for-Gideros-Mobile#get_seconds_left" text:style-name="Internet_20_link" text:visited-style-name="Visited_20_Internet_20_Link">Get seconds left</text:a> </text:p>
        </text:list-item>
      </text:list>
      <text:h text:style-name="Heading_20_3" text:outline-level="3"><text:bookmark text:name="constructor"/>Constructor</text:h>
      <text:p text:style-name="Text_20_body"><text:a xlink:type="simple" xlink:href="http://appcodingeasy.com/Gideros-Mobile/Countdown-for-Gideros-Mobile#method_list" text:style-name="Internet_20_link" text:visited-style-name="Visited_20_Internet_20_Link">Back to method list</text:a></text:p>
      <table:table table:name="Table2" table:style-name="Table2">
        <table:table-column table:style-name="Table2.A"/>
        <table:table-column table:style-name="Table2.B"/>
        <table:table-row>
          <table:table-cell table:style-name="Table2.A1" office:value-type="string">
            <text:p text:style-name="P6">Method name</text:p>
          </table:table-cell>
          <table:table-cell table:style-name="Table2.B1" office:value-type="string">
            <text:p text:style-name="Table_20_Contents">Countdown.new(config)</text:p>
          </table:table-cell>
        </table:table-row>
        <table:table-row>
          <table:table-cell table:style-name="Table2.A2" office:value-type="string">
            <text:p text:style-name="P6">Description</text:p>
          </table:table-cell>
          <table:table-cell table:style-name="Table2.B2" office:value-type="string">
            <text:p text:style-name="Table_20_Contents">Creates class instance with provided configuration</text:p>
          </table:table-cell>
        </table:table-row>
        <table:table-row>
          <table:table-cell table:style-name="Table2.A3" office:value-type="string">
            <text:p text:style-name="P6">Input parameters</text:p>
          </table:table-cell>
          <table:table-cell table:style-name="Table2.B3" office:value-type="string">
            <text:p text:style-name="P7">table config - lua table with configuration:</text:p>
            <text:list text:style-name="L4">
              <text:list-item>
                <text:p text:style-name="P8">int time - timestamp to the target date, provide target timestamp, of units left in parameters below(default: 0) </text:p>
              </text:list-item>
              <text:list-item>
                <text:p text:style-name="P8">int year - how many years have left till countdown ends, if timestamp not provided (default: 0) </text:p>
              </text:list-item>
              <text:list-item>
                <text:p text:style-name="P8">int month - how many months have left till countdown ends, if timestamp not provided (default: 0) </text:p>
              </text:list-item>
              <text:list-item>
                <text:p text:style-name="P8"><text:soft-page-break/>int week - how many weeks have left till countdown ends, if timestamp not provided (default: 0) </text:p>
              </text:list-item>
              <text:list-item>
                <text:p text:style-name="P8">int day - how many days have left till countdown ends, if timestamp not provided (default: 0) </text:p>
              </text:list-item>
              <text:list-item>
                <text:p text:style-name="P8">int hour - how many hours have left till countdown ends, if timestamp not provided (default: 0) </text:p>
              </text:list-item>
              <text:list-item>
                <text:p text:style-name="P8">int min - how many minutes have left till countdown ends, if timestamp not provided (default: 0) </text:p>
              </text:list-item>
              <text:list-item>
                <text:p text:style-name="P8">int sec - how many seconds have left till countdown ends, if timestamp not provided (default: 0) </text:p>
              </text:list-item>
              <text:list-item>
                <text:p text:style-name="P8">TextField label_year - TextField where to display years, if not provided, years will be recalculated to lesser units. If additional text should appear with year units, provide it as TextField's text in this format 'Some text {y} more text' (default: none) </text:p>
              </text:list-item>
              <text:list-item>
                <text:p text:style-name="P8">TextField label_month - TextField where to display months, if not provided, months will be recalculated to lesser units. If additional text should appear with months units, provide it as TextField's text in this format 'Some text {m} more text' (default: none) </text:p>
              </text:list-item>
              <text:list-item>
                <text:p text:style-name="P8">TextField label_week - TextField where to display weeks, if not provided, weeks will be recalculated to lesser units. If additional text should appear with weeks units, provide it as TextField's text in this format 'Some text {w} more text' (default: none) </text:p>
              </text:list-item>
              <text:list-item>
                <text:p text:style-name="P8">TextField label_day - TextField where to display days, if not provided, days will be recalculated to lesser units. If additional text should appear with days units, provide it as TextField's text in this format 'Some text {d} more text' (default: none) </text:p>
              </text:list-item>
              <text:list-item>
                <text:p text:style-name="P8">TextField label_hour - TextField where to display hours, if not provided, hours will be recalculated to lesser units. If additional text should appear with hour units, provide it as TextField's text in this format 'Some text {h} more text' (default: none) </text:p>
              </text:list-item>
              <text:list-item>
                <text:p text:style-name="P8">TextField label_min - TextField where to display minutes, if not provided, minutes will be recalculated to lesser units. If additional text should appear with minute units, provide it as TextField's text in this format 'Some text {i} more text' (default: none) </text:p>
              </text:list-item>
              <text:list-item>
                <text:p text:style-name="P8">TextField label_sec - TextField where to display seconds, if not provided, seconds will be recalculated to lesser units. If additional text should appear with second units, provide it as TextField's text in this format 'Some text {s} more text' (default: none) </text:p>
              </text:list-item>
              <text:list-item>
                <text:p text:style-name="P8">TextField label_end - TextField to make visible after countdown ended (default: none) </text:p>
              </text:list-item>
              <text:list-item>
                <text:p text:style-name="P8">bool hide_zeros - hide highest units that have reached zero, for example hides '0' years in '0 years 2 days 3 hours 4 secons' (default: 'true') </text:p>
              </text:list-item>
              <text:list-item>
                <text:p text:style-name="P8">bool leading_zeros - display leading zeros for hours, minutes and seconds, when their value &lt; 10 (default: 'true') </text:p>
              </text:list-item>
              <text:list-item>
                <text:p text:style-name="P8">function onstep - callback function which is called every second and provides how many seconds is left (till countdown end) as function parameter </text:p>
              </text:list-item>
              <text:list-item>
                <text:p text:style-name="P9">function onend - callback function which is called when countdown is ended </text:p>
              </text:list-item>
            </text:list>
            <text:p text:style-name="P7"><text:soft-page-break/> </text:p>
          </table:table-cell>
        </table:table-row>
      </table:table>
      <text:h text:style-name="Heading_20_3" text:outline-level="3"><text:bookmark text:name="start_countdown"/>Start countdown</text:h>
      <text:p text:style-name="Text_20_body"><text:a xlink:type="simple" xlink:href="http://appcodingeasy.com/Gideros-Mobile/Countdown-for-Gideros-Mobile#method_list" text:style-name="Internet_20_link" text:visited-style-name="Visited_20_Internet_20_Link">Back to method list</text:a></text:p>
      <table:table table:name="Table3" table:style-name="Table3">
        <table:table-column table:style-name="Table3.A"/>
        <table:table-column table:style-name="Table3.B"/>
        <table:table-row>
          <table:table-cell table:style-name="Table3.A1" office:value-type="string">
            <text:p text:style-name="P6">Method name</text:p>
          </table:table-cell>
          <table:table-cell table:style-name="Table3.B1" office:value-type="string">
            <text:p text:style-name="Table_20_Contents">start()</text:p>
          </table:table-cell>
        </table:table-row>
        <table:table-row>
          <table:table-cell table:style-name="Table3.A2" office:value-type="string">
            <text:p text:style-name="P6">Description</text:p>
          </table:table-cell>
          <table:table-cell table:style-name="Table3.B2" office:value-type="string">
            <text:p text:style-name="Table_20_Contents">Start countdown if countdown was stopped</text:p>
          </table:table-cell>
        </table:table-row>
      </table:table>
      <text:h text:style-name="Heading_20_3" text:outline-level="3"><text:bookmark text:name="stop_countdown"/>Stop countdown</text:h>
      <text:p text:style-name="Text_20_body"><text:a xlink:type="simple" xlink:href="http://appcodingeasy.com/Gideros-Mobile/Countdown-for-Gideros-Mobile#method_list" text:style-name="Internet_20_link" text:visited-style-name="Visited_20_Internet_20_Link">Back to method list</text:a></text:p>
      <table:table table:name="Table4" table:style-name="Table4">
        <table:table-column table:style-name="Table4.A"/>
        <table:table-column table:style-name="Table4.B"/>
        <table:table-row>
          <table:table-cell table:style-name="Table4.A1" office:value-type="string">
            <text:p text:style-name="P6">Method name</text:p>
          </table:table-cell>
          <table:table-cell table:style-name="Table4.B1" office:value-type="string">
            <text:p text:style-name="Table_20_Contents">stop()</text:p>
          </table:table-cell>
        </table:table-row>
        <table:table-row>
          <table:table-cell table:style-name="Table4.A2" office:value-type="string">
            <text:p text:style-name="P6">Description</text:p>
          </table:table-cell>
          <table:table-cell table:style-name="Table4.B2" office:value-type="string">
            <text:p text:style-name="Table_20_Contents">Stop countdown</text:p>
          </table:table-cell>
        </table:table-row>
      </table:table>
      <text:h text:style-name="Heading_20_3" text:outline-level="3"><text:bookmark text:name="get_seconds_left"/>Get seconds left</text:h>
      <text:p text:style-name="Text_20_body"><text:a xlink:type="simple" xlink:href="http://appcodingeasy.com/Gideros-Mobile/Countdown-for-Gideros-Mobile#method_list" text:style-name="Internet_20_link" text:visited-style-name="Visited_20_Internet_20_Link">Back to method list</text:a></text:p>
      <table:table table:name="Table5" table:style-name="Table5">
        <table:table-column table:style-name="Table5.A"/>
        <table:table-column table:style-name="Table5.B"/>
        <table:table-row>
          <table:table-cell table:style-name="Table5.A1" office:value-type="string">
            <text:p text:style-name="P6">Method name</text:p>
          </table:table-cell>
          <table:table-cell table:style-name="Table5.B1" office:value-type="string">
            <text:p text:style-name="Table_20_Contents">getSeconds()</text:p>
          </table:table-cell>
        </table:table-row>
        <table:table-row>
          <table:table-cell table:style-name="Table5.A2" office:value-type="string">
            <text:p text:style-name="P6">Description</text:p>
          </table:table-cell>
          <table:table-cell table:style-name="Table5.B2" office:value-type="string">
            <text:p text:style-name="Table_20_Contents">Get time left in seconds till countdown ends</text:p>
          </table:table-cell>
        </table:table-row>
      </table:table>
      <text:h text:style-name="Heading_20_2" text:outline-level="2"><text:bookmark text:name="latest_changes"/>Latest changes</text:h>
      <text:p text:style-name="Text_20_body"><text:a xlink:type="simple" xlink:href="http://appcodingeasy.com/Gideros-Mobile/Countdown-for-Gideros-Mobile#contents" text:style-name="Internet_20_link" text:visited-style-name="Visited_20_Internet_20_Link">Back to contents</text:a></text:p>
      <text:p text:style-name="Text_20_body">None for now</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NSimSun1"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NSimSun1"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Times New Roman" fo:font-family="'Times New Roman'" style:font-family-generic="roman" style:font-pitch="variable" fo:font-size="18pt" fo:font-weight="bold" style:font-name-asian="NSimSun1" style:font-family-asian="NSimSun"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Times New Roman" fo:font-family="'Times New Roman'" style:font-family-generic="roman" style:font-pitch="variable" fo:font-size="14pt" fo:font-weight="bold" style:font-name-asian="NSimSun1" style:font-family-asian="NSimSun"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0-09-05T18:20:26.701000000</meta:creation-date>
    <dc:date>2025-06-21T11:12:29.902637800</dc:date>
    <meta:editing-duration>PT4M23S</meta:editing-duration>
    <meta:editing-cycles>2</meta:editing-cycles>
    <meta:generator>LibreOffice/25.2.4.3$Windows_X86_64 LibreOffice_project/33e196637044ead23f5c3226cde09b47731f7e27</meta:generator>
    <meta:document-statistic meta:table-count="5" meta:image-count="0" meta:object-count="0" meta:page-count="5" meta:paragraph-count="231" meta:word-count="1135" meta:character-count="6693" meta:non-whitespace-character-count="5651"/>
  </office:meta>
</office:document-meta>
</file>